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justify" style:justify-single-word="false">
        <style:tab-stops>
          <style:tab-stop style:position="0cm"/>
        </style:tab-stops>
      </style:paragraph-properties>
      <style:text-properties style:font-name="Arial1" style:text-underline-style="solid" style:text-underline-width="auto" style:text-underline-color="font-color" fo:font-weight="bold" officeooo:rsid="000cdd41" officeooo:paragraph-rsid="000cdd41" style:font-weight-asian="bold" style:font-weight-complex="bold"/>
    </style:style>
    <style:style style:name="P2" style:family="paragraph" style:parent-style-name="Standard">
      <style:paragraph-properties fo:line-height="150%" fo:text-align="justify" style:justify-single-word="false">
        <style:tab-stops>
          <style:tab-stop style:position="0cm"/>
        </style:tab-stops>
      </style:paragraph-properties>
      <style:text-properties style:font-name="Arial1" style:text-underline-style="none" fo:font-weight="bold" officeooo:rsid="000cdd41" officeooo:paragraph-rsid="000cdd41"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cdf44"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gebnis</text:p>
      <text:p text:style-name="P2">Vorstellung der Ergebnisse</text:p>
      <text:p text:style-name="P2"><text:span text:style-name="T1"/></text:p>
      <text:p text:style-name="P2"><text:span text:style-name="T1">Schlussendlich ist eigentlich alles funktional ziemlich gut zusammengekommen. Der Registrierungsprozess funktioniert ziemlich gut und auch die Anmeldung sowie die Abmeldung funktionieren. </text:span><text:span text:style-name="T2">Wir hatten bis zum Ende immer noch ein paar Probleme mit den Schranken, dass sie sich manchmal nicht ganz geöffnet haben aber an sich hat das auch immer funktioniert. Insgesamt ist das System jetzt dazu in der Lage Registrierungen entgegenzunehmen, Anmeldungen/Abmeldungen durchzuführen und Leute rein- rauszulassen wenn ein erfolgreicher An- Abmeldeprozess erkannt wird.</text:span></text:p>
      <text:p text:style-name="P2"><text:span text:style-name="T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15T17:08:29.595000000</meta:creation-date>
    <dc:date>2021-03-15T17:52:11.088000000</dc:date>
    <meta:editing-duration>PT23M21S</meta:editing-duration>
    <meta:editing-cycles>1</meta:editing-cycles>
    <meta:document-statistic meta:table-count="0" meta:image-count="0" meta:object-count="0" meta:page-count="1" meta:paragraph-count="3" meta:word-count="78" meta:character-count="593" meta:non-whitespace-character-count="518"/>
    <meta:generator>LibreOffice/6.4.2.2$Windows_X86_64 LibreOffice_project/4e471d8c02c9c90f512f7f9ead8875b57fcb1ec3</meta:generator>
  </office:meta>
</office:document-meta>
</file>